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style:text-autospace="none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T7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771cm" draw:z-index="0"><draw:image xlink:href="../../odt_eng/images/3003.png" xlink:type="simple" xlink:show="embed" xlink:actuate="onLoad"/></draw:frame></text:p>
          </table:table-cell>
          <table:table-cell table:style-name="Table1.B1" office:value-type="string">
            <text:h text:style-name="P6" text:outline-level="1">Vector and number addition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559cm" draw:z-index="0"><draw:image xlink:href="../../odt_eng/images/300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5">The unit </text:span><text:span text:style-name="T4">is</text:span><text:span text:style-name="T6"> vectorized </text:span><text:span text:style-name="T4">and implements an addition of each </text:span><text:span text:style-name="T7">vector </text:span><text:span text:style-name="T4">signal element at the </text:span><text:span text:style-name="T7">first </text:span><text:span text:style-name="T8">input with </text:span><text:span text:style-name="T7">scalar </text:span><text:span text:style-name="T8">signal at the </text:span><text:span text:style-name="T7">second </text:span><text:span text:style-name="T8">input:</text:span></text:p>
            <text:p text:style-name="P4"><text:span text:style-name="T1"><draw:frame draw:style-name="fr3" draw:name="Объект5" text:anchor-type="as-char" svg:width="4.186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      <text:p text:style-name="Text_20_body"><text:span text:style-name="T4">where</text:span><text:span text:style-name="T2"><draw:frame draw:style-name="fr3" draw:name="Объект2" text:anchor-type="as-char" svg:width="1.401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is for the i-th element of a vector signal at the first input;</text:span><text:span text:style-name="T2"><draw:frame draw:style-name="fr3" draw:name="Объект1" text:anchor-type="as-char" svg:width="1.214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4">is for a signal at the second input, scalar</text:span><text:span text:style-name="T2">;</text:span><text:span text:style-name="T2"><draw:frame draw:style-name="fr3" draw:name="Объект4" text:anchor-type="as-char" svg:width="1.182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is for an output vector signal element</text:span><text:span text:style-name="T2"><draw:frame draw:style-name="fr3" draw:name="Объект6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.</text:span></text:p>
            <text:p text:style-name="Text_20_body"><text:span text:style-name="T3">Output dimension is the same as the first input dimension</text:span>.</text:p>
            <text:p text:style-name="Text_20_body"><text:span text:style-name="T6">Properties</text:span>:</text:p>
            <text:p text:style-name="P5">Any properties <text:span text:style-name="T3">are not required</text:span> for the operation of the unit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ложение вектора с числом</dc:title>
    <dc:date>2012-03-05T21:14:20.90</dc:date>
    <meta:editing-cycles>48</meta:editing-cycles>
    <meta:editing-duration>PT3H10M34S</meta:editing-duration>
    <dc:creator>Александр </dc:creator>
    <meta:document-statistic meta:table-count="1" meta:image-count="2" meta:object-count="5" meta:page-count="1" meta:paragraph-count="11" meta:word-count="86" meta:character-count="47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+</mo>
        <msub>
          <mi>u</mi>
          <mn>2</mn>
        </msub>
      </mrow>
      <mrow>
        <mo stretchy="false">(</mo>
        <mrow>
          <mi>t</mi>
        </mrow>
        <mo stretchy="false">)</mo>
      </mrow>
    </mrow>
    <annotation encoding="StarMath 5.0">y_i(t) = u_{1,i}(t) + u_2(t)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4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</mrow>
    <annotation encoding="StarMath 5.0">u_{1,i}(t)</annotation>
  </semantics>
</math>
</file>

<file path=Object 7/content.xml><?xml version="1.0" encoding="utf-8"?>
<math xmlns="http://www.w3.org/1998/Math/MathML">
  <semantics>
    <mrow>
      <msub>
        <mi>u</mi>
        <mrow>
          <mn>2</mn>
        </mrow>
      </msub>
      <mrow>
        <mo stretchy="false">(</mo>
        <mrow>
          <mi>t</mi>
        </mrow>
        <mo stretchy="false">)</mo>
      </mrow>
    </mrow>
    <annotation encoding="StarMath 5.0">u_{2}(t)</annotation>
  </semantics>
</math>
</file>